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0C256621953F5725A76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blCoordinates" style:family="table">
      <style:table-properties style:width="17.013cm" fo:margin-left="0cm" table:align="left"/>
    </style:style>
    <style:style style:name="tblCoordinates.A" style:family="table-column">
      <style:table-column-properties style:column-width="7.488cm"/>
    </style:style>
    <style:style style:name="tblCoordinates.B" style:family="table-column">
      <style:table-column-properties style:column-width="9.525cm"/>
    </style:style>
    <style:style style:name="tblHeader" style:family="table">
      <style:table-properties style:width="17.013cm" fo:margin-left="0cm" table:align="left"/>
    </style:style>
    <style:style style:name="tblHeader.A" style:family="table-column">
      <style:table-column-properties style:column-width="4.249cm"/>
    </style:style>
    <style:style style:name="tblHeader.B" style:family="table-column">
      <style:table-column-properties style:column-width="5.673cm"/>
    </style:style>
    <style:style style:name="tblHeader.C" style:family="table-column">
      <style:table-column-properties style:column-width="1.667cm"/>
    </style:style>
    <style:style style:name="tblHeader.D" style:family="table-column">
      <style:table-column-properties style:column-width="5.424cm"/>
    </style:style>
    <style:style style:name="tblHeader.A1" style:family="table-cell">
      <style:table-cell-properties fo:padding="0.097cm" fo:border-left="0.05pt solid #000000" fo:border-right="none" fo:border-top="0.05pt solid #000000" fo:border-bottom="0.05pt solid #000000"/>
    </style:style>
    <style:style style:name="tblHeader.D1" style:family="table-cell">
      <style:table-cell-properties fo:padding="0.097cm" fo:border="0.05pt solid #000000"/>
    </style:style>
    <style:style style:name="tblHeader.C2" style:family="table-cell">
      <style:table-cell-properties fo:padding="0.097cm" fo:border-left="0.05pt solid #000000" fo:border-right="none" fo:border-top="none" fo:border-bottom="0.05pt solid #000000"/>
    </style:style>
    <style:style style:name="tblHeader.D3" style:family="table-cell">
      <style:table-cell-properties fo:padding="0.097cm" fo:border-left="0.05pt solid #000000" fo:border-right="0.05pt solid #000000" fo:border-top="none" fo:border-bottom="0.05pt solid #000000"/>
    </style:style>
    <style:style style:name="tblBillNno" style:family="table">
      <style:table-properties style:width="17.013cm" fo:margin-left="0cm" table:align="left"/>
    </style:style>
    <style:style style:name="tblBillNno.A" style:family="table-column">
      <style:table-column-properties style:column-width="10.107cm"/>
    </style:style>
    <style:style style:name="tblBillNno.B" style:family="table-column">
      <style:table-column-properties style:column-width="6.906cm"/>
    </style:style>
    <style:style style:name="tblBillNno.1" style:family="table-row">
      <style:table-row-properties style:min-row-height="0.9cm"/>
    </style:style>
    <style:style style:name="tblBillNno.A1" style:family="table-cell">
      <style:table-cell-properties fo:padding="0.097cm" fo:border-left="none" fo:border-right="none" fo:border-top="none" fo:border-bottom="1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408cm"/>
    </style:style>
    <style:style style:name="Таблица1.B" style:family="table-column">
      <style:table-column-properties style:column-width="14.605cm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0.794cm"/>
    </style:style>
    <style:style style:name="Таблица3.B" style:family="table-column">
      <style:table-column-properties style:column-width="6.807cm"/>
    </style:style>
    <style:style style:name="Таблица3.C" style:family="table-column">
      <style:table-column-properties style:column-width="1.011cm"/>
    </style:style>
    <style:style style:name="Таблица3.D" style:family="table-column">
      <style:table-column-properties style:column-width="1.298cm"/>
    </style:style>
    <style:style style:name="Таблица3.E" style:family="table-column">
      <style:table-column-properties style:column-width="1.685cm"/>
    </style:style>
    <style:style style:name="Таблица3.F" style:family="table-column">
      <style:table-column-properties style:column-width="2.404cm"/>
    </style:style>
    <style:style style:name="Таблица3.G" style:family="table-column">
      <style:table-column-properties style:column-width="3.014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tblTotal" style:family="table">
      <style:table-properties style:width="7.191cm" fo:margin-left="6.828cm" table:align="left"/>
    </style:style>
    <style:style style:name="tblTotal.A" style:family="table-column">
      <style:table-column-properties style:column-width="4.81cm"/>
    </style:style>
    <style:style style:name="tblTotal.B" style:family="table-column">
      <style:table-column-properties style:column-width="2.381cm"/>
    </style:style>
    <style:style style:name="tblTotal.A1" style:family="table-cell">
      <style:table-cell-properties fo:padding="0.097cm" fo:border="none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3.993cm"/>
    </style:style>
    <style:style style:name="Таблица2.B" style:family="table-column">
      <style:table-column-properties style:column-width="4.9cm"/>
    </style:style>
    <style:style style:name="Таблица2.C" style:family="table-column">
      <style:table-column-properties style:column-width="8.119cm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bottom" fo:padding="0.049cm" fo:border-left="none" fo:border-right="none" fo:border-top="1pt solid #000000" fo:border-bottom="none"/>
    </style:style>
    <style:style style:name="Таблица2.A2" style:family="table-cell">
      <style:table-cell-properties fo:padding="0.049cm" fo:border="none"/>
    </style:style>
    <style:style style:name="Таблица2.B2" style:family="table-cell">
      <style:table-cell-properties fo:padding="0.049cm" fo:border="none"/>
    </style:style>
    <style:style style:name="Таблица2.C2" style:family="table-cell">
      <style:table-cell-properties fo:padding="0.049cm" fo:border="none"/>
    </style:style>
    <style:style style:name="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P2" style:family="paragraph" style:parent-style-name="Standard">
      <style:text-properties officeooo:rsid="001930c2" officeooo:paragraph-rsid="001930c2"/>
    </style:style>
    <style:style style:name="P3" style:family="paragraph" style:parent-style-name="Standard">
      <style:text-properties officeooo:rsid="001930c2" officeooo:paragraph-rsid="001d1589"/>
    </style:style>
    <style:style style:name="P4" style:family="paragraph" style:parent-style-name="Standard">
      <style:text-properties officeooo:rsid="001930c2" officeooo:paragraph-rsid="001ea685"/>
    </style:style>
    <style:style style:name="P5" style:family="paragraph" style:parent-style-name="Standard">
      <style:text-properties officeooo:rsid="001930c2" officeooo:paragraph-rsid="001fb3cc"/>
    </style:style>
    <style:style style:name="P6" style:family="paragraph" style:parent-style-name="Standard">
      <style:text-properties officeooo:rsid="001930c2" officeooo:paragraph-rsid="0021001f"/>
    </style:style>
    <style:style style:name="P7" style:family="paragraph" style:parent-style-name="Standard">
      <style:text-properties officeooo:rsid="001930c2" officeooo:paragraph-rsid="0022ece4"/>
    </style:style>
    <style:style style:name="P8" style:family="paragraph" style:parent-style-name="Standard">
      <style:paragraph-properties fo:text-align="end" style:justify-single-word="false"/>
      <style:text-properties officeooo:rsid="001930c2" officeooo:paragraph-rsid="00261d22"/>
    </style:style>
    <style:style style:name="P9" style:family="paragraph" style:parent-style-name="Standard">
      <style:paragraph-properties fo:text-align="end" style:justify-single-word="false"/>
      <style:text-properties officeooo:rsid="001930c2" officeooo:paragraph-rsid="0022ece4"/>
    </style:style>
    <style:style style:name="P10" style:family="paragraph" style:parent-style-name="Standard">
      <style:text-properties officeooo:rsid="001930c2" officeooo:paragraph-rsid="00261d22"/>
    </style:style>
    <style:style style:name="P11" style:family="paragraph" style:parent-style-name="Standard">
      <style:text-properties officeooo:rsid="001930c2" officeooo:paragraph-rsid="002a744e"/>
    </style:style>
    <style:style style:name="P12" style:family="paragraph" style:parent-style-name="Standard">
      <style:text-properties officeooo:rsid="001930c2" officeooo:paragraph-rsid="0033347d"/>
    </style:style>
    <style:style style:name="P13" style:family="paragraph" style:parent-style-name="Standard">
      <style:text-properties officeooo:rsid="001930c2" officeooo:paragraph-rsid="00347ce5"/>
    </style:style>
    <style:style style:name="P14" style:family="paragraph" style:parent-style-name="Standard">
      <style:text-properties officeooo:rsid="001930c2" officeooo:paragraph-rsid="0041d0e1"/>
    </style:style>
    <style:style style:name="P15" style:family="paragraph" style:parent-style-name="Standard">
      <style:paragraph-properties fo:text-align="end" style:justify-single-word="false"/>
      <style:text-properties fo:font-weight="bold" officeooo:rsid="001930c2" officeooo:paragraph-rsid="00325076" style:font-weight-asian="bold" style:font-weight-complex="bold"/>
    </style:style>
    <style:style style:name="P16" style:family="paragraph" style:parent-style-name="Standard">
      <style:text-properties fo:font-weight="bold" officeooo:rsid="001b9250" officeooo:paragraph-rsid="00325076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1930c2" officeooo:paragraph-rsid="002bd23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end" style:justify-single-word="false"/>
      <style:text-properties fo:font-size="12pt" fo:font-weight="normal" officeooo:rsid="001930c2" officeooo:paragraph-rsid="0022ece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22ece4" style:font-size-asian="10pt" style:font-size-complex="10pt"/>
    </style:style>
    <style:style style:name="P20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1ea685" style:font-size-asian="10pt" style:font-size-complex="10pt"/>
    </style:style>
    <style:style style:name="P21" style:family="paragraph" style:parent-style-name="Standard">
      <style:text-properties style:font-name="Liberation Sans" fo:font-weight="bold" officeooo:rsid="001930c2" officeooo:paragraph-rsid="0022ece4" style:font-weight-asian="bold" style:font-weight-complex="bold"/>
    </style:style>
    <style:style style:name="P22" style:family="paragraph" style:parent-style-name="Standard">
      <style:text-properties style:font-name="Liberation Sans" fo:font-size="9pt" officeooo:rsid="001930c2" officeooo:paragraph-rsid="0021b360" style:font-size-asian="9pt" style:font-size-complex="9pt"/>
    </style:style>
    <style:style style:name="P23" style:family="paragraph" style:parent-style-name="Standard">
      <style:text-properties style:font-name="Liberation Serif" fo:font-size="12pt" fo:font-weight="bold" officeooo:rsid="001930c2" officeooo:paragraph-rsid="0022ece4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erif" fo:font-size="12pt" officeooo:rsid="001930c2" officeooo:paragraph-rsid="001ea685" style:font-size-asian="12pt" style:font-size-complex="12pt"/>
    </style:style>
    <style:style style:name="P25" style:family="paragraph" style:parent-style-name="Standard">
      <style:text-properties fo:font-size="10pt" officeooo:rsid="001930c2" officeooo:paragraph-rsid="001930c2" style:font-size-asian="10pt" style:font-size-complex="10pt"/>
    </style:style>
    <style:style style:name="P26" style:family="paragraph" style:parent-style-name="Standard">
      <style:text-properties fo:font-size="11pt" fo:font-weight="bold" officeooo:rsid="001930c2" officeooo:paragraph-rsid="0021b360" style:font-size-asian="11pt" style:font-weight-asian="bold" style:font-size-complex="11pt" style:font-weight-complex="bold"/>
    </style:style>
    <style:style style:name="P27" style:family="paragraph" style:parent-style-name="Standard">
      <style:text-properties officeooo:rsid="001b9250" officeooo:paragraph-rsid="00325076"/>
    </style:style>
    <style:style style:name="P28" style:family="paragraph" style:parent-style-name="Standard">
      <style:text-properties fo:font-size="9pt" style:text-underline-style="none" fo:font-weight="bold" officeooo:rsid="001930c2" officeooo:paragraph-rsid="0038e714" style:font-size-asian="9pt" style:font-weight-asian="bold" style:font-size-complex="9pt" style:font-weight-complex="bold"/>
    </style:style>
    <style:style style:name="P29" style:family="paragraph" style:parent-style-name="Standard">
      <style:text-properties fo:font-size="9pt" fo:font-weight="bold" officeooo:rsid="001930c2" officeooo:paragraph-rsid="0038e714" style:font-size-asian="9pt" style:font-weight-asian="bold" style:font-size-complex="9pt" style:font-weight-complex="bold"/>
    </style:style>
    <style:style style:name="P30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930c2" officeooo:paragraph-rsid="002a744e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47cc2" officeooo:paragraph-rsid="002a744e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text-align="start" style:justify-single-word="false" style:vertical-align="bottom"/>
      <style:text-properties style:font-name="Liberation Serif" fo:font-size="26pt" fo:font-style="italic" style:text-underline-style="none" fo:font-weight="bold" officeooo:rsid="00147cc2" officeooo:paragraph-rsid="002a4043" style:font-size-asian="26pt" style:font-style-asian="italic" style:font-weight-asian="bold" style:font-size-complex="26pt" style:font-style-complex="italic" style:font-weight-complex="bold"/>
    </style:style>
    <style:style style:name="P33" style:family="paragraph" style:parent-style-name="Footer">
      <style:text-properties officeooo:rsid="001cc181" officeooo:paragraph-rsid="0036b426"/>
    </style:style>
    <style:style style:name="P34" style:family="paragraph" style:parent-style-name="Footer">
      <style:text-properties fo:font-weight="bold" officeooo:rsid="001cc181" officeooo:paragraph-rsid="0036b426" style:font-weight-asian="bold" style:font-weight-complex="bold"/>
    </style:style>
    <style:style style:name="P35" style:family="paragraph" style:parent-style-name="Table_20_Contents">
      <style:paragraph-properties fo:text-align="end" style:justify-single-word="false"/>
      <style:text-properties fo:font-weight="bold" officeooo:rsid="0026e8b9" officeooo:paragraph-rsid="00325076" style:font-weight-asian="bold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font-weight="bold" officeooo:paragraph-rsid="00325076" style:font-weight-asian="bold" style:font-weight-complex="bold"/>
    </style:style>
    <style:style style:name="P37" style:family="paragraph" style:parent-style-name="Table_20_Contents">
      <style:text-properties style:font-name="Liberation Sans" fo:font-size="9pt" officeooo:paragraph-rsid="00347ce5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9pt" officeooo:paragraph-rsid="00347ce5" style:font-size-asian="9pt" style:font-size-complex="9pt"/>
    </style:style>
    <style:style style:name="P39" style:family="paragraph" style:parent-style-name="Table_20_Contents">
      <style:paragraph-properties fo:text-align="end" style:justify-single-word="false"/>
      <style:text-properties style:font-name="Liberation Sans" fo:font-size="9pt" officeooo:paragraph-rsid="00347ce5" style:font-size-asian="9pt" style:font-size-complex="9pt"/>
    </style:style>
    <style:style style:name="P40" style:family="paragraph" style:parent-style-name="Table_20_Heading"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1" style:family="paragraph" style:parent-style-name="Table_20_Heading">
      <style:paragraph-properties fo:text-align="center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2" style:family="paragraph" style:parent-style-name="Table_20_Heading">
      <style:paragraph-properties fo:text-align="end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3" style:family="paragraph" style:parent-style-name="Footer">
      <style:text-properties officeooo:rsid="001e46db" officeooo:paragraph-rsid="0036b426"/>
    </style:style>
    <style:style style:name="P44" style:family="paragraph" style:parent-style-name="Footer">
      <style:text-properties officeooo:rsid="001e46db" officeooo:paragraph-rsid="006116df"/>
    </style:style>
    <style:style style:name="P45" style:family="paragraph" style:parent-style-name="Footer">
      <style:text-properties officeooo:rsid="001cc181" officeooo:paragraph-rsid="006116d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6b426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/>
    </style:style>
    <style:style style:name="T5" style:family="text">
      <style:text-properties style:font-name="Liberation Sans" fo:font-size="12pt" fo:font-weight="bold" officeooo:rsid="000cb90e" style:font-size-asian="12pt" style:font-weight-asian="bold" style:font-size-complex="12pt" style:font-weight-complex="bold"/>
    </style:style>
    <style:style style:name="T6" style:family="text">
      <style:text-properties style:font-name="Liberation Sans" style:text-underline-style="none" officeooo:rsid="0018efd0"/>
    </style:style>
    <style:style style:name="T7" style:family="text">
      <style:text-properties style:font-name="Liberation Sans" fo:font-size="14pt" style:text-underline-style="none" officeooo:rsid="001ab089" style:font-size-asian="12.25pt" style:font-size-complex="14pt"/>
    </style:style>
    <style:style style:name="T8" style:family="text">
      <style:text-properties officeooo:rsid="00325076"/>
    </style:style>
    <style:style style:name="T9" style:family="text">
      <style:text-properties officeooo:rsid="0006dc0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4f3fe5"/>
    </style:style>
    <style:style style:name="T1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12pt" fo:font-weight="bold" style:font-weight-asian="bold" style:font-weight-complex="bold"/>
    </style:style>
    <style:style style:name="T15" style:family="text">
      <style:text-properties fo:font-size="12pt" fo:font-weight="normal" style:font-weight-asian="normal" style:font-weight-complex="normal"/>
    </style:style>
    <style:style style:name="fr1" style:family="graphic" style:parent-style-name="Graphics">
      <style:graphic-properties style:run-through="background" style:protect="content"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Имя Фамилия" text:name="pg_mgr_name"/>
        <text:user-field-decl office:value-type="string" office:string-value="200" text:name="pg_phone"/>
        <text:user-field-decl office:value-type="string" office:string-value="manager@kipspb.ru" text:name="pg_email"/>
        <text:user-field-decl office:value-type="string" office:string-value="срок поставки, кем доставка, кто оплачивает" text:name="pg_add"/>
        <text:user-field-decl office:value-type="string" office:string-value="НАША ФИРМА" text:name="pg_firm"/>
        <text:user-field-decl office:value-type="string" office:string-value="Индекс, Адрес" text:name="pg_post_address"/>
        <text:user-field-decl office:value-type="string" office:string-value="Длинное наименование банка" text:name="pg_bank"/>
        <text:user-field-decl office:value-type="string" office:string-value="444444444" text:name="pg_bik"/>
        <text:user-field-decl office:value-type="string" office:string-value="33333333333333333333" text:name="pg_corresp"/>
        <text:user-field-decl office:value-type="string" office:string-value="22222222222222222222" text:name="pg_account"/>
        <text:user-field-decl office:value-type="string" office:string-value="0000000000" text:name="pg_inn"/>
        <text:user-field-decl office:value-type="string" office:string-value="111111111" text:name="pg_kpp"/>
        <text:user-field-decl office:value-type="string" office:string-value="А" text:name="pg_prefix"/>
        <text:user-field-decl office:value-type="string" office:string-value="9999-9999" text:name="pg_order"/>
        <text:user-field-decl office:value-type="string" office:string-value="11.11.2011" text:name="pg_order_date"/>
        <text:user-field-decl office:value-type="string" office:string-value="Полное название фирмы" text:name="pg_firm_full_name"/>
        <text:user-field-decl office:value-type="string" office:string-value="ООО &quot;Покупатель&quot;" text:name="pg_firm_buyer"/>
        <text:user-field-decl office:value-type="string" office:string-value="Перевозчик" text:name="pg_carrier"/>
        <text:user-field-decl office:value-type="string" office:string-value="1234,00" text:name="pg_total"/>
        <text:user-field-decl office:value-type="string" office:string-value="НДС" text:name="pg_vat"/>
        <text:user-field-decl office:value-type="string" office:string-value="тысячи сотни рублей" text:name="pg_sum_in_words"/>
        <text:user-field-decl office:value-type="string" office:string-value="Количество прописью" text:name="pg_total_pos"/>
        <text:user-field-decl office:value-type="string" office:string-value="ЗаДиректора" text:name="pg_signature"/>
        <text:user-field-decl office:value-type="string" office:string-value="(812) 327-3232" text:name="pg_city_phone"/>
        <text:user-field-decl office:value-type="string" office:string-value="(123)456-7890" text:name="pg_fax"/>
        <text:user-field-decl office:value-type="string" office:string-value="Фактический адрес" text:name="pg_fact_address"/>
        <text:user-field-decl office:value-type="string" office:string-value="Доверенность" text:name="pg_proxy_doc"/>
        <text:user-field-decl office:value-type="string" office:string-value="моб.т./WhatsApp/Viber: " text:name="pg_mob_label"/>
        <text:user-field-decl office:value-type="string" office:string-value="+7(999)123-45-67" text:name="pg_mob_phone"/>
      </text:user-field-decls>
      <text:p text:style-name="P9">Факс: <text:span text:style-name="T10"><text:user-field-get text:name="pg_fax">(123)456-7890</text:user-field-get></text:span></text:p>
      <text:p text:style-name="P25"><text:user-field-get text:name="pg_add">срок поставки, кем доставка, кто оплачивает</text:user-field-get></text:p>
      <text:p text:style-name="P2"/>
      <table:table table:name="tblCoordinates" table:style-name="tblCoordinates">
        <table:table-column table:style-name="tblCoordinates.A"/>
        <table:table-column table:style-name="tblCoordinates.B"/>
        <table:table-row>
          <table:table-cell office:value-type="string">
            <text:p text:style-name="P32"><text:user-field-get text:name="pg_firm">НАША ФИРМА</text:user-field-get></text:p>
          </table:table-cell>
          <table:table-cell office:value-type="string">
            <text:p text:style-name="P28"><text:user-field-get text:name="pg_firm">НАША ФИРМА</text:user-field-get></text:p>
            <text:p text:style-name="P29">Тел./факс:<text:user-field-get text:name="pg_city_phone">(812) 327-3232</text:user-field-get></text:p>
            <text:p text:style-name="P29">Почтовый адрес: <text:user-field-get text:name="pg_post_address">Индекс, Адрес</text:user-field-get></text:p>
            <text:p text:style-name="P29">Офис и склад: <text:user-field-get text:name="pg_fact_address">Фактический адрес</text:user-field-get></text:p>
          </table:table-cell>
        </table:table-row>
      </table:table>
      <text:p text:style-name="P7"/>
      <text:p text:style-name="P7"><text:tab/><text:span text:style-name="T12">С 29 марта 2017г. изменились наши банковские реквизиты !</text:span></text:p>
      <text:p text:style-name="P7"/>
      <table:table table:name="tblHeader" table:style-name="tblHeader">
        <table:table-column table:style-name="tblHeader.A"/>
        <table:table-column table:style-name="tblHeader.B"/>
        <table:table-column table:style-name="tblHeader.C"/>
        <table:table-column table:style-name="tblHeader.D"/>
        <table:table-row>
          <table:table-cell table:style-name="tblHeader.A1" table:number-rows-spanned="2" table:number-columns-spanned="2" office:value-type="string">
            <text:p text:style-name="P26"><text:user-field-get text:name="pg_bank">Длинное наименование банка</text:user-field-get></text:p>
            <text:p text:style-name="P22">Банк получателя</text:p>
          </table:table-cell>
          <table:covered-table-cell/>
          <table:table-cell table:style-name="tblHeader.A1" office:value-type="string">
            <text:p text:style-name="P6">БИК</text:p>
          </table:table-cell>
          <table:table-cell table:style-name="tblHeader.D1" table:number-rows-spanned="2" office:value-type="string">
            <text:p text:style-name="P30"><text:user-field-get text:name="pg_bik">444444444</text:user-field-get></text:p>
            <text:p text:style-name="P31"><text:user-field-get text:name="pg_corresp">33333333333333333333</text:user-field-get></text:p>
          </table:table-cell>
        </table:table-row>
        <table:table-row>
          <table:covered-table-cell/>
          <table:covered-table-cell/>
          <table:table-cell table:style-name="tblHeader.C2" office:value-type="string">
            <text:p text:style-name="P6">Сч. №</text:p>
          </table:table-cell>
          <table:covered-table-cell/>
        </table:table-row>
        <table:table-row>
          <table:table-cell table:style-name="tblHeader.C2" office:value-type="string">
            <text:p text:style-name="P11">ИНН <text:span text:style-name="T5"><text:user-field-get text:name="pg_inn">0000000000</text:user-field-get></text:span></text:p>
          </table:table-cell>
          <table:table-cell table:style-name="tblHeader.C2" office:value-type="string">
            <text:p text:style-name="P11">КПП <text:span text:style-name="T5"><text:user-field-get text:name="pg_kpp">111111111</text:user-field-get></text:span></text:p>
          </table:table-cell>
          <table:table-cell table:style-name="tblHeader.C2" table:number-rows-spanned="2" office:value-type="string">
            <text:p text:style-name="P7">Сч. №</text:p>
          </table:table-cell>
          <table:table-cell table:style-name="tblHeader.D3" table:number-rows-spanned="2" office:value-type="string">
            <text:p text:style-name="P21"><text:user-field-get text:name="pg_account">22222222222222222222</text:user-field-get></text:p>
          </table:table-cell>
        </table:table-row>
        <table:table-row>
          <table:table-cell table:style-name="tblHeader.C2" table:number-columns-spanned="2" office:value-type="string">
            <text:p text:style-name="P26"><text:user-field-get text:name="pg_firm_full_name">Полное название фирмы</text:user-field-get></text:p>
            <text:p text:style-name="P22">Получатель</text:p>
          </table:table-cell>
          <table:covered-table-cell/>
          <table:covered-table-cell/>
          <table:covered-table-cell/>
        </table:table-row>
      </table:table>
      <text:p text:style-name="P3"/>
      <table:table table:name="tblBillNno" table:style-name="tblBillNno">
        <table:table-column table:style-name="tblBillNno.A"/>
        <table:table-column table:style-name="tblBillNno.B"/>
        <table:table-row table:style-name="tblBillNno.1">
          <table:table-cell table:style-name="tblBillNno.A1" office:value-type="string">
            <text:p text:style-name="P17"><text:span text:style-name="T4">Счет № </text:span><text:span text:style-name="T4"><text:user-field-get text:name="pg_prefix">А</text:user-field-get></text:span> <text:span text:style-name="T6"><text:user-field-get text:name="pg_order">9999-9999</text:user-field-get></text:span> от <text:span text:style-name="T7"><text:user-field-get text:name="pg_order_date">11.11.2011</text:user-field-get></text:span></text:p>
          </table:table-cell>
          <table:table-cell table:style-name="tblBillNno.A1" office:value-type="string">
            <text:p text:style-name="P18">Счет действителен в течение 5 дней.</text:p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19">Плательщик: <text:s/></text:p>
          </table:table-cell>
          <table:table-cell office:value-type="string">
            <text:p text:style-name="P23"><text:user-field-get text:name="pg_firm_buyer">ООО "Покупатель"</text:user-field-get></text:p>
          </table:table-cell>
        </table:table-row>
        <table:table-row>
          <table:table-cell office:value-type="string">
            <text:p text:style-name="P20">Отгрузка: <text:s/></text:p>
          </table:table-cell>
          <table:table-cell office:value-type="string">
            <text:p text:style-name="P24"><text:user-field-get text:name="pg_carrier">Перевозчик</text:user-field-get></text:p>
          </table:table-cell>
        </table:table-row>
      </table:table>
      <text:p text:style-name="P4"/>
      <text:p text:style-name="P1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>
            <table:table-cell table:style-name="Таблица3.A1" office:value-type="string">
              <text:p text:style-name="P40">№</text:p>
            </table:table-cell>
            <table:table-cell table:style-name="Таблица3.A1" office:value-type="string">
              <text:p text:style-name="P40">Наименование товара</text:p>
            </table:table-cell>
            <table:table-cell table:style-name="Таблица3.A1" office:value-type="string">
              <text:p text:style-name="P41"><text:span text:style-name="T9">Е</text:span>д.<text:line-break/>изм.</text:p>
            </table:table-cell>
            <table:table-cell table:style-name="Таблица3.A1" office:value-type="string">
              <text:p text:style-name="P41">Кол-во</text:p>
            </table:table-cell>
            <table:table-cell table:style-name="Таблица3.A1" office:value-type="string">
              <text:p text:style-name="P42">Цена, руб.</text:p>
            </table:table-cell>
            <table:table-cell table:style-name="Таблица3.A1" office:value-type="string">
              <text:p text:style-name="P42">Сумма, руб.</text:p>
            </table:table-cell>
            <table:table-cell table:style-name="Таблица3.G1" office:value-type="string">
              <text:p text:style-name="P41">Срок<text:line-break/><text:span text:style-name="T11">исполнения</text:span></text:p>
            </table:table-cell>
          </table:table-row>
        </table:table-header-rows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ext:soft-page-break/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ext:soft-page-break/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</table:table>
      <table:table table:name="tblTotal" table:style-name="tblTotal">
        <table:table-column table:style-name="tblTotal.A"/>
        <table:table-column table:style-name="tblTotal.B"/>
        <table:table-row>
          <table:table-cell table:style-name="tblTotal.A1" office:value-type="string">
            <text:p text:style-name="P35">Итого:</text:p>
          </table:table-cell>
          <table:table-cell table:style-name="tblTotal.A1" office:value-type="string">
            <text:p text:style-name="P36"><text:user-field-get text:name="pg_total">1234,00</text:user-field-get></text:p>
          </table:table-cell>
        </table:table-row>
        <table:table-row>
          <table:table-cell table:style-name="tblTotal.A1" office:value-type="string">
            <text:p text:style-name="P15"><draw:frame draw:style-name="fr1" draw:name="Изображение1" text:anchor-type="paragraph" svg:x="-6.1cm" svg:y="0.102cm" svg:width="6.35cm" svg:height="4.11cm" draw:z-index="0"><draw:image xlink:href="Pictures/100000000000012C000000C256621953F5725A76.jpg" xlink:type="simple" xlink:show="embed" xlink:actuate="onLoad"/></draw:frame>В том числе НДС -<text:span text:style-name="T8">18%:</text:span></text:p>
          </table:table-cell>
          <table:table-cell table:style-name="tblTotal.A1" office:value-type="string">
            <text:p text:style-name="P36"><text:user-field-get text:name="pg_vat">НДС</text:user-field-get></text:p>
          </table:table-cell>
        </table:table-row>
      </table:table>
      <text:p text:style-name="P5">Всего наименований: <text:user-field-get text:name="pg_total_pos">Количество прописью</text:user-field-get></text:p>
      <text:p text:style-name="P16"><text:user-field-get text:name="pg_sum_in_words">тысячи сотни рублей</text:user-field-get></text:p>
      <text:p text:style-name="P2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8">За директора </text:p>
          </table:table-cell>
          <table:table-cell table:style-name="Таблица2.A1" office:value-type="string">
            <text:p text:style-name="P10">______________________</text:p>
          </table:table-cell>
          <table:table-cell table:style-name="Таблица2.A1" office:value-type="string">
            <text:p text:style-name="P10"><text:user-field-get text:name="pg_signature">ЗаДиректора</text:user-field-get></text:p>
          </table:table-cell>
        </table:table-row>
        <table:table-row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4">М. П.</text:p>
          </table:table-cell>
          <table:table-cell table:style-name="Таблица2.C2" office:value-type="string">
            <text:p text:style-name="P12"><text:user-field-get text:name="pg_proxy_doc">Доверенность</text:user-field-get></text:p>
          </table:table-cell>
        </table:table-row>
      </table:table>
      <text:p text:style-name="P34"/>
      <text:p text:style-name="P34"/>
      <text:p text:style-name="P34"/>
      <text:p text:style-name="P44"><text:span text:style-name="T3">Исполнитель: </text:span><text:span text:style-name="T3"><text:user-field-get text:name="pg_mgr_name">Имя Фамилия</text:user-field-get></text:span></text:p>
      <text:p text:style-name="P33"><text:span text:style-name="T3">Консультации по тел:</text:span> (812) 327-32-40, доб. <text:user-field-get text:name="pg_phone">200</text:user-field-get></text:p>
      <text:p text:style-name="P43"><text:span text:style-name="T3">E-mail: </text:span><text:s/><text:user-field-get text:name="pg_email">manager@kipspb.ru</text:user-field-get></text:p>
      <text:p text:style-name="P45"><text:span text:style-name="T14"><text:user-field-get text:name="pg_mob_label">моб.т./WhatsApp/Viber: </text:user-field-get></text:span><text:span text:style-name="T14"> </text:span><text:span text:style-name="T15"><text:user-field-get text:name="pg_mob_phone">+7(999)123-45-67</text:user-field-ge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36b426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Информацию о готовности счета можно узнать через интернет: www.kipspb.ru/</text:span><text:span text:style-name="MT2">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2:06:31.234916887</meta:creation-date>
    <dc:date>2018-04-18T11:09:44.703030358</dc:date>
    <meta:editing-duration>PT4H12M55S</meta:editing-duration>
    <meta:editing-cycles>61</meta:editing-cycles>
    <meta:generator>LibreOffice/5.0.6.2$Linux_X86_64 LibreOffice_project/00$Build-2</meta:generator>
    <meta:document-statistic meta:table-count="7" meta:image-count="1" meta:object-count="0" meta:page-count="3" meta:paragraph-count="49" meta:word-count="127" meta:character-count="939" meta:non-whitespace-character-count="853"/>
  </office:meta>
</office:document-meta>
</file>